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cender gopro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  <table:table-cell/>
        </table:table-row>
        <table:table-row table:style-name="ro1">
          <table:table-cell office:value-type="string" calcext:value-type="string">
            <text:p>4.708009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60' (0xA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cámara empieza como maestro. El mewpro es 0XA0</text:p>
          </table:table-cell>
          <table:table-cell/>
        </table:table-row>
        <table:table-row table:style-name="ro1">
          <table:table-cell office:value-type="string" calcext:value-type="string">
            <text:p>4.7084135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61' (0xA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La cámara lee un byte del mewpro. El mewpro da el byte “0x05”</text:p>
          </table:table-cell>
          <table:table-cell/>
        </table:table-row>
        <table:table-row table:style-name="ro1">
          <table:table-cell office:value-type="string" calcext:value-type="string">
            <text:p>4.708649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60' (0xA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090415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61' (0xA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09273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60' (0xA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09665500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61' (0xA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09896000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60' (0xA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10289000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61' (0xA1)</text:p>
          </table:table-cell>
          <table:table-cell office:value-type="string" calcext:value-type="string">
            <text:p>'11' (0x0B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l encender, la cámara le ha enviado al mewpro “0, 1, 2, 3 (hex)”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 el mewpro le ha contestado “5, 5, 1, B (hex)”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Unos segundos después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 mewpro es maestro. La cámara es 0XC0</text:p>
          </table:table-cell>
          <table:table-cell/>
        </table:table-row>
        <table:table-row table:style-name="ro1">
          <table:table-cell office:value-type="string" calcext:value-type="string">
            <text:p>7.336098000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escribe 0x: 06, 5A, 5A, 00, 04, 02, 01.</text:p>
          </table:table-cell>
          <table:table-cell/>
        </table:table-row>
        <table:table-row table:style-name="ro1">
          <table:table-cell office:value-type="string" calcext:value-type="string">
            <text:p>7.336207000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Z (0x5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36309500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Z (0x5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36415500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36523000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4' (0x04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36627500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36736000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74705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8' (0x08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cámara responde: 0X: 08, 00, 00, 00, 00, 00, 00, 02, 00.</text:p>
          </table:table-cell>
          <table:table-cell/>
        </table:table-row>
        <table:table-row table:style-name="ro1">
          <table:table-cell office:value-type="string" calcext:value-type="string">
            <text:p>7.3475695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Ese comando no está en la lista publicado</text:p>
          </table:table-cell>
        </table:table-row>
        <table:table-row table:style-name="ro1">
          <table:table-cell office:value-type="string" calcext:value-type="string">
            <text:p>7.3476715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77705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78695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79685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80675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81660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82650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8768500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escribe: 0X: 06, 5A, 5A, 00, 04, 01, 00.</text:p>
          </table:table-cell>
          <table:table-cell/>
        </table:table-row>
        <table:table-row table:style-name="ro1">
          <table:table-cell office:value-type="string" calcext:value-type="string">
            <text:p>7.348873500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Z (0x5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8975500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Z (0x5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9077500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9179500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4' (0x04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9282000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49385000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594555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1' (0x0B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contesta: 0X: 0B, 00, 00, 00, 00, 00, 00, 01, 03, 01, 00, …</text:p>
          </table:table-cell>
          <table:table-cell/>
        </table:table-row>
        <table:table-row table:style-name="ro1">
          <table:table-cell office:value-type="string" calcext:value-type="string">
            <text:p>7.3595545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596535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597520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598510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599500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00485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01490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02480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03470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04460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05445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47735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\t (0x0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48725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Z (0x5A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sto aparece como respuesta de la cámara pero parece comando del mewpro:</text:p>
          </table:table-cell>
          <table:table-cell/>
        </table:table-row>
        <table:table-row table:style-name="ro1">
          <table:table-cell office:value-type="string" calcext:value-type="string">
            <text:p>7.3649715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Z (0x5A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cámara escribe: 0X: 09, 5A, 5A, 00, 04, 00, 00, 01, 01, 00. (A sí misma o tal vez a otra cámara)</text:p>
          </table:table-cell>
          <table:table-cell/>
        </table:table-row>
        <table:table-row table:style-name="ro1">
          <table:table-cell office:value-type="string" calcext:value-type="string">
            <text:p>7.3650705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51700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4' (0x04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52690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53675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54665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55655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56645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60085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t (0x09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sto aparece como escritura pero parece respuesta de la cámara: (¿¿Se responde a sí misma??)</text:p>
          </table:table-cell>
          <table:table-cell/>
        </table:table-row>
        <table:table-row table:style-name="ro1">
          <table:table-cell office:value-type="string" calcext:value-type="string">
            <text:p>7.3661105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cámara responde: 0X: 09, 00, 00, 00, 00, 00, 00, 01, 01, 00.</text:p>
          </table:table-cell>
          <table:table-cell/>
        </table:table-row>
        <table:table-row table:style-name="ro1">
          <table:table-cell office:value-type="string" calcext:value-type="string">
            <text:p>7.3662125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63145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64165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65185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66200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67220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68240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669255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77527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\t (0x0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77626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77725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77824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77923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78022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ste byte también puede ser “S (0x53)”</text:p>
          </table:table-cell>
          <table:table-cell/>
        </table:table-row>
        <table:table-row table:style-name="ro1">
          <table:table-cell office:value-type="string" calcext:value-type="string">
            <text:p>7.378121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78220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78319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784180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39850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1' (0x0B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40870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41890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42915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43935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45005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S (0x5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ste byte también puede ser: 0xE7</text:p>
          </table:table-cell>
          <table:table-cell/>
        </table:table-row>
        <table:table-row table:style-name="ro1">
          <table:table-cell office:value-type="string" calcext:value-type="string">
            <text:p>7.3946045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47105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48150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49210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50235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3951250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</table:table>
      <table:table table:name="Apagar gopro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42.1482724999999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\t (0x0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parece como lectura pero es comando del mewpro a la gopro</text:p>
          </table:table-cell>
        </table:table-row>
        <table:table-row table:style-name="ro1">
          <table:table-cell office:value-type="string" calcext:value-type="string">
            <text:p>42.148371500000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Z (0x5A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escribe: 0x: 09, 5A, 5A, 00, 04, 00, 03, 01, 01, 2E</text:p>
          </table:table-cell>
        </table:table-row>
        <table:table-row table:style-name="ro1">
          <table:table-cell office:value-type="string" calcext:value-type="string">
            <text:p>42.1484705000000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Z (0x5A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485699999999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486689999999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4' (0x04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487679999999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48867000000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489660000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49065000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491639999999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42.149591999999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t (0x09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rpo responde: 0x: 09, 00, 00, 00, 00, 00, 03, 01, 01, 2E</text:p>
          </table:table-cell>
        </table:table-row>
        <table:table-row table:style-name="ro1">
          <table:table-cell office:value-type="string" calcext:value-type="string">
            <text:p>42.149698999999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498050000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499115000000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500194999999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501244999999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50229000000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503390000000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50443000000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42.150550000000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a gopro se apa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7:26:16.9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12:22:37.593000000</meta:creation-date>
    <dc:date>2020-12-17T17:26:49.665000000</dc:date>
    <meta:editing-duration>PT6M40S</meta:editing-duration>
    <meta:editing-cycles>2</meta:editing-cycles>
    <meta:generator>LibreOffice/6.4.7.2$Windows_X86_64 LibreOffice_project/639b8ac485750d5696d7590a72ef1b496725cfb5</meta:generator>
    <meta:document-statistic meta:table-count="2" meta:cell-count="665" meta:object-count="0"/>
  </office:meta>
</office:document-meta>
</file>